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OpenSymbol" svg:font-family="OpenSymbol"/>
    <style:font-face style:name="SQNKOI+CMTT9" svg:font-family="SQNKOI+CMTT9"/>
    <style:font-face style:name="TimesNewRomanPSMT" svg:font-family="TimesNewRomanPSMT" style:font-family-generic="roman"/>
    <style:font-face style:name="DAAAAA+DejaVuSansMono" svg:font-family="DAAAAA+DejaVuSansMono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3" style:family="paragraph" style:parent-style-name="Standard" style:list-style-name="">
      <style:paragraph-properties style:text-autospace="none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4" style:family="paragraph" style:parent-style-name="Standard">
      <style:paragraph-properties fo:line-height="150%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DAAAAA+DejaVuSansMono" fo:font-size="10pt" style:font-name-asian="DAAAAA+DejaVuSansMono" style:font-size-asian="10pt" style:font-name-complex="DAAAAA+DejaVuSansMono" style:font-size-complex="10pt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/>
      <style:text-properties style:font-name="SQNKOI+CMTT9" fo:font-size="9pt" style:font-name-asian="SQNKOI+CMTT9" style:font-size-asian="9pt" style:font-name-complex="SQNKOI+CMTT9" style:font-size-complex="9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10" style:family="paragraph" style:parent-style-name="Text_20_body" style:list-style-name="">
      <style:paragraph-properties fo:margin-left="0cm" fo:margin-right="0cm" fo:margin-top="0cm" fo:margin-bottom="0cm" fo:text-indent="0cm" style:auto-text-indent="false" style:text-autospace="non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CAAAAA+TimesNewRomanPSMT" fo:font-size="12pt" style:font-name-asian="CAAAAA+TimesNewRomanPSMT" style:font-size-asian="12pt" style:font-name-complex="CAAAAA+TimesNewRomanPSMT" style:font-size-complex="12pt"/>
    </style:style>
    <style:style style:name="T3" style:family="text">
      <style:text-properties style:font-name="SQNKOI+CMTT9"/>
    </style:style>
    <style:style style:name="T4" style:family="text">
      <style:text-properties fo:font-size="9pt"/>
    </style:style>
    <style:style style:name="T5" style:family="text">
      <style:text-properties style:font-name-asian="SQNKOI+CMTT9"/>
    </style:style>
    <style:style style:name="T6" style:family="text">
      <style:text-properties style:font-size-asian="9pt"/>
    </style:style>
    <style:style style:name="T7" style:family="text">
      <style:text-properties style:font-name-complex="SQNKOI+CMTT9"/>
    </style:style>
    <style:style style:name="T8" style:family="text">
      <style:text-properties style:font-size-complex="9pt"/>
    </style:style>
    <style:style style:name="T9" style:family="text">
      <style:text-properties style:font-name="DAAAAA+DejaVuSansMono"/>
    </style:style>
    <style:style style:name="T10" style:family="text">
      <style:text-properties style:font-name="DAAAAA+DejaVuSansMono" fo:font-size="10pt" style:font-name-asian="DAAAAA+DejaVuSansMono" style:font-size-asian="10pt" style:font-name-complex="DAAAAA+DejaVuSansMono" style:font-size-complex="10pt"/>
    </style:style>
    <style:style style:name="T11" style:family="text">
      <style:text-properties fo:font-size="10pt"/>
    </style:style>
    <style:style style:name="T12" style:family="text">
      <style:text-properties style:font-name-asian="DAAAAA+DejaVuSansMono"/>
    </style:style>
    <style:style style:name="T13" style:family="text">
      <style:text-properties style:font-size-asian="10pt"/>
    </style:style>
    <style:style style:name="T14" style:family="text">
      <style:text-properties style:font-name-complex="DAAAAA+DejaVuSansMono"/>
    </style:style>
    <style:style style:name="T15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office:annotation><dc:date>2010-04-16T17:04:46</dc:date><text:p>&lt;!--StartFragment--&gt;</text:p></office:annotation><text:span text:style-name="T10">\lstset{language=Python,basicstyle=\small}</text:span><text:span text:style-name="T10"><office:annotation><dc:date>2010-04-16T17:04:46</dc:date><text:p>&lt;!--EndFragment--&gt;</text:p></office:annotation></text:span></text:p>
      <text:p text:style-name="P1"><text:span text:style-name="T10">\begin{lstlisting} </text:span></text:p>
      <text:p text:style-name="P1"><text:span text:style-name="T10"/></text:p>
      <text:p text:style-name="P10"><text:span text:style-name="T10">\end{lstlisting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OpenSymbol" svg:font-family="OpenSymbol"/>
    <style:font-face style:name="SQNKOI+CMTT9" svg:font-family="SQNKOI+CMTT9"/>
    <style:font-face style:name="TimesNewRomanPSMT" svg:font-family="TimesNewRomanPSMT" style:font-family-generic="roman"/>
    <style:font-face style:name="DAAAAA+DejaVuSansMono" svg:font-family="DAAAAA+DejaVuSansMono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6T17:04:54</dc:date>
    <dc:creator>Omar </dc:creator>
    <meta:editing-duration>PT41H49M44S</meta:editing-duration>
    <meta:editing-cycles>20</meta:editing-cycles>
    <meta:document-statistic meta:table-count="0" meta:image-count="0" meta:object-count="0" meta:page-count="1" meta:paragraph-count="3" meta:word-count="3" meta:character-count="79"/>
  </office:meta>
</office:document-meta>
</file>